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36"/>
    <style:style style:name="ce9" style:family="table-cell" style:parent-style-name="Default">
      <style:text-properties style:font-name="Liberation Sans" style:text-underline-style="none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7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339" calcext:value-type="float">
            <text:p>-33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7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7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9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91.96" calcext:value-type="float">
            <text:p>91.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 table:number-rows-repeated="10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40])" office:value-type="float" office:value="534.65" calcext:value-type="float">
            <text:p>534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8"/>
        </table:table-row>
        <table:table-row table:style-name="ro1">
          <table:table-cell/>
          <table:table-cell table:style-name="Default"/>
          <table:table-cell table:formula="of:=SUM([.C56:.C63])" office:value-type="float" office:value="215.9" calcext:value-type="float">
            <text:p>215.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formula="of:=SUM([.C44:.C66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1:.C78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8-07-08" calcext:value-type="date">
            <text:p>2018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7" table:formula="of:=SUM([.C81:.C85]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0:.C101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3])" office:value-type="float" office:value="5157.47" calcext:value-type="float">
            <text:p>5157.47</text:p>
          </table:table-cell>
          <table:table-cell table:formula="of:=SUM([.D1:.D103])" office:value-type="float" office:value="4941.57" calcext:value-type="float">
            <text:p>4941.5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08:.C122])" office:value-type="float" office:value="-4844.13" calcext:value-type="float">
            <text:p>-4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4];[.D123])" office:value-type="float" office:value="97.4399999999996" calcext:value-type="float">
            <text:p>97.439999999999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3">0000-00-00</text:date>, <text:time style:data-style-name="N2" text:time-value="10:20:37.008246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3T10:21:08.985848258</dc:date>
    <meta:editing-duration>P2DT19M31S</meta:editing-duration>
    <meta:editing-cycles>252</meta:editing-cycles>
    <meta:generator>LibreOffice/6.0.7.3$Linux_X86_64 LibreOffice_project/00m0$Build-3</meta:generator>
    <meta:document-statistic meta:table-count="5" meta:cell-count="888" meta:object-count="0"/>
  </office:meta>
</office:document-meta>
</file>